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c090" officeooo:paragraph-rsid="001fc090"/>
    </style:style>
    <style:style style:name="P2" style:family="paragraph" style:parent-style-name="Standard">
      <style:paragraph-properties fo:text-align="start" style:justify-single-word="false"/>
      <style:text-properties officeooo:rsid="001fc090" officeooo:paragraph-rsid="001fc090"/>
    </style:style>
    <style:style style:name="P3" style:family="paragraph" style:parent-style-name="Standard">
      <style:paragraph-properties fo:text-align="start" style:justify-single-word="false"/>
      <style:text-properties officeooo:rsid="00241f33" officeooo:paragraph-rsid="00241f33"/>
    </style:style>
    <style:style style:name="P4" style:family="paragraph" style:parent-style-name="Standard">
      <style:paragraph-properties fo:text-align="start" style:justify-single-word="false"/>
      <style:text-properties officeooo:rsid="00241f33" officeooo:paragraph-rsid="00256fdb"/>
    </style:style>
    <style:style style:name="P5" style:family="paragraph" style:parent-style-name="Standard">
      <style:paragraph-properties fo:text-align="start" style:justify-single-word="false"/>
      <style:text-properties style:text-position="0% 100%" officeooo:rsid="0021ecdf" officeooo:paragraph-rsid="00214a17"/>
    </style:style>
    <style:style style:name="P6" style:family="paragraph" style:parent-style-name="Standard">
      <style:paragraph-properties fo:text-align="start" style:justify-single-word="false"/>
      <style:text-properties style:text-position="0% 100%" officeooo:rsid="0021ecdf" officeooo:paragraph-rsid="00256fdb"/>
    </style:style>
    <style:style style:name="P7" style:family="paragraph" style:parent-style-name="Standard">
      <style:paragraph-properties fo:text-align="start" style:justify-single-word="false"/>
      <style:text-properties style:text-position="0% 100%" officeooo:rsid="00230390" officeooo:paragraph-rsid="0021ecdf"/>
    </style:style>
    <style:style style:name="P8" style:family="paragraph" style:parent-style-name="Standard">
      <style:paragraph-properties fo:text-align="start" style:justify-single-word="false"/>
      <style:text-properties style:text-position="0% 100%" officeooo:rsid="00241f33" officeooo:paragraph-rsid="00241f33"/>
    </style:style>
    <style:style style:name="P9" style:family="paragraph" style:parent-style-name="Standard">
      <style:paragraph-properties fo:text-align="start" style:justify-single-word="false"/>
      <style:text-properties style:text-position="0% 100%" officeooo:rsid="00241f33" officeooo:paragraph-rsid="00256fdb"/>
    </style:style>
    <style:style style:name="P10" style:family="paragraph" style:parent-style-name="Standard">
      <style:paragraph-properties fo:text-align="start" style:justify-single-word="false"/>
      <style:text-properties style:text-position="0% 100%" officeooo:rsid="00256fdb" officeooo:paragraph-rsid="00256fdb"/>
    </style:style>
    <style:style style:name="P11" style:family="paragraph" style:parent-style-name="Standard">
      <style:paragraph-properties fo:text-align="justify" style:justify-single-word="false"/>
      <style:text-properties officeooo:rsid="001fc090" officeooo:paragraph-rsid="001fc090"/>
    </style:style>
    <style:style style:name="P12" style:family="paragraph" style:parent-style-name="Standard">
      <style:paragraph-properties fo:text-align="justify" style:justify-single-word="false"/>
      <style:text-properties officeooo:rsid="001fc090" officeooo:paragraph-rsid="00214a17"/>
    </style:style>
    <style:style style:name="P13" style:family="paragraph" style:parent-style-name="Standard">
      <style:paragraph-properties fo:text-align="justify" style:justify-single-word="false"/>
      <style:text-properties officeooo:rsid="00214a17" officeooo:paragraph-rsid="00214a17"/>
    </style:style>
    <style:style style:name="P14" style:family="paragraph" style:parent-style-name="Standard">
      <style:paragraph-properties fo:text-align="justify" style:justify-single-word="false"/>
      <style:text-properties officeooo:rsid="0021ecdf" officeooo:paragraph-rsid="0021ecdf"/>
    </style:style>
    <style:style style:name="P15" style:family="paragraph" style:parent-style-name="Standard">
      <style:paragraph-properties fo:text-align="justify" style:justify-single-word="false"/>
      <style:text-properties officeooo:rsid="00241f33" officeooo:paragraph-rsid="00241f33"/>
    </style:style>
    <style:style style:name="P16" style:family="paragraph" style:parent-style-name="Standard">
      <style:paragraph-properties fo:text-align="justify" style:justify-single-word="false"/>
      <style:text-properties officeooo:rsid="00256fdb" officeooo:paragraph-rsid="00256fdb"/>
    </style:style>
    <style:style style:name="T1" style:family="text">
      <style:text-properties officeooo:rsid="002082a6"/>
    </style:style>
    <style:style style:name="T2" style:family="text">
      <style:text-properties style:text-position="0% 100%"/>
    </style:style>
    <style:style style:name="T3" style:family="text">
      <style:text-properties style:text-position="0% 100%" officeooo:rsid="002082a6"/>
    </style:style>
    <style:style style:name="T4" style:family="text">
      <style:text-properties style:text-position="0% 100%" officeooo:rsid="00214a17"/>
    </style:style>
    <style:style style:name="T5" style:family="text">
      <style:text-properties style:text-position="0% 100%" officeooo:rsid="0021ecdf"/>
    </style:style>
    <style:style style:name="T6" style:family="text">
      <style:text-properties style:text-position="0% 100%" officeooo:rsid="00230390"/>
    </style:style>
    <style:style style:name="T7" style:family="text">
      <style:text-properties style:text-position="0% 100%" officeooo:rsid="00256153"/>
    </style:style>
    <style:style style:name="T8" style:family="text">
      <style:text-properties style:text-position="0% 100%" officeooo:rsid="00256fdb"/>
    </style:style>
    <style:style style:name="T9" style:family="text">
      <style:text-properties style:text-position="0% 100%" officeooo:rsid="00289e94"/>
    </style:style>
    <style:style style:name="T10" style:family="text">
      <style:text-properties style:text-position="0% 100%" officeooo:rsid="002c3239"/>
    </style:style>
    <style:style style:name="T11" style:family="text">
      <style:text-properties style:text-position="0% 100%" officeooo:rsid="002cbeb9"/>
    </style:style>
    <style:style style:name="T12" style:family="text">
      <style:text-properties style:text-position="0% 100%" officeooo:rsid="002e9a87"/>
    </style:style>
    <style:style style:name="T13" style:family="text">
      <style:text-properties officeooo:rsid="0028feac"/>
    </style:style>
    <style:style style:name="T14" style:family="text">
      <style:text-properties officeooo:rsid="002cbeb9"/>
    </style:style>
    <style:style style:name="T15" style:family="text">
      <style:text-properties officeooo:rsid="002e9a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chef de projet d'Alexis Bels (G5)</text:p>
      <text:p text:style-name="P1"/>
      <text:p text:style-name="P11">Reprenons depuis le début. Pour commencer je suis fier de notre groupe de travail. Je vais donc analyser notre travail depuis le début de ce projet.</text:p>
      <text:p text:style-name="P2"/>
      <text:p text:style-name="P11">Notre premier chef de projet était Ulysse Brehon. Afin de réussir ce jalon, nous devions fournir un affichage issu de la classe plateau qu'on nous a fourni durant les TP <text:span text:style-name="T13">en plus d'un</text:span> affichage des objets de base (clef, coffre, rocher). Nous avons du apprendre <text:span text:style-name="T13">à</text:span> nous servir de cette classe, qui finalement, s'est retrouv<text:span text:style-name="T13">ée</text:span> obsolète au fur des jalons. Nous avons réussi <text:span text:style-name="T13">à</text:span> rendre un jalon complet grâce <text:span text:style-name="T13">à</text:span> la répartition du travail qu<text:span text:style-name="T13">'</text:span>Ulysse nous <text:span text:style-name="T13">a</text:span> impos<text:span text:style-name="T13">é</text:span> et avons même pris de l'avance sur le jalon suivant.</text:p>
      <text:p text:style-name="P2"/>
      <text:p text:style-name="P12">Dans le jalon suivant, notre chef de projet était Benjamin <text:span text:style-name="T13">M</text:span>eunier. <text:span text:style-name="T1">Les objectifs de ce jalon étaient sur deux domaines : un domaine « IHM » où nous devions fournir un menu à base de JOptionPanels, mais aussi préparer l'explorateur, le 1er type de joueurs pouvant se balader sur notre plateau. Avec une répartition du travail équilibreé fait par Benjamin, nous avions divisé le travail sous forme de mini groupes de deux. Deux personnes étaient orientées sur le côté affichage et les deux autres côtés créations des nouvelles classes. Nous avons pensé à nos nouvelles ressources disponibles (découverte des classes abstraites par exemple) et nous avons décidé de les utiliser dans notre projet. Enfin nous avons du perfectionner l'apprentissage des JOptionPanels, qui se sont aussi vite retrouvés aussi obsolètes avec l'arrivée du jalon 3.</text:span><text:span text:style-name="T3"> Ulysse et moi-même avons eu un problème surtout pour le cli</text:span><text:span text:style-name="T4">ck de souris que nous avons appris </text:span><text:span text:style-name="T10">à </text:span><text:span text:style-name="T4">manier bien plus tard, entre le jalon 3-4.</text:span></text:p>
      <text:p text:style-name="P2"/>
      <text:p text:style-name="P13"><text:span text:style-name="T14">Le troisième</text:span> jalon, dirigé par Axel Coeuret a principalement eu lieu durant les vacances de Pâques. <text:span text:style-name="T14">Il</text:span> nous a permi<text:span text:style-name="T14">s</text:span> de bien nous pencher sur le code. Nous devions absolument effectuer deux gros changements. Le <text:span text:style-name="T14">premier</text:span><text:span text:style-name="T2"> changement : </text:span><text:span text:style-name="T11">f</text:span><text:span text:style-name="T2">aire notre propre classe plateau. Nous avons donc cré</text:span><text:span text:style-name="T11">é</text:span><text:span text:style-name="T2"> notre classe afin de pouvoir adapt</text:span><text:span text:style-name="T11">er</text:span><text:span text:style-name="T2"> le click de la souris par exemple, afin de palier la classe plateau qui <text:s/>ne correspondai</text:span><text:span text:style-name="T11">t</text:span><text:span text:style-name="T2"> plus </text:span><text:span text:style-name="T11">à</text:span><text:span text:style-name="T2"> nos attentes des objectifs que nous nous étions fixés. Le second changement : </text:span><text:span text:style-name="T11">l</text:span><text:span text:style-name="T2">'IHM. Avec l'arrivée de notre premier cours, nous apprenions l'existence des méthodes d'affichage agréable</text:span><text:span text:style-name="T11">s</text:span><text:span text:style-name="T2"> et dynamique</text:span><text:span text:style-name="T11">s</text:span><text:span text:style-name="T2">. Malheureusement avec les vacances, nous avons du apprendre l'IHM de manière autodidacte </text:span><text:span text:style-name="T5">et donc nous apprenons actuellement les concepts nous ayant échapp</text:span><text:span text:style-name="T11">é</text:span><text:span text:style-name="T5"> durant le dernier jalon. Nous avons quand même réussi un jalon de qualité et nous avons même réussi </text:span><text:span text:style-name="T11">à</text:span><text:span text:style-name="T5"> fournir un IA basique, que nous devions améliorer durant le dernier jalon et </text:span><text:span text:style-name="T11">également</text:span><text:span text:style-name="T5"> corriger les derniers bugs.</text:span></text:p>
      <text:p text:style-name="P5"/>
      <text:p text:style-name="P5"/>
      <text:p text:style-name="P14"><text:span text:style-name="T2">Voici l'état de ce qu'il s'est pass</text:span><text:span text:style-name="T11">é</text:span><text:span text:style-name="T2"> auparavant. </text:span><text:span text:style-name="T6">Étant chef de projet durant ce dernier jalon , il correspond </text:span><text:span text:style-name="T11">à</text:span><text:span text:style-name="T6"> un jalon d'optimisation du code et d'ajout de petites améliorations. Dans ce jalon , j'ai modifi</text:span><text:span text:style-name="T11">é</text:span><text:span text:style-name="T6"> le système de mini groupes, afin d'orienter les corrections vers le code que chacun a produit. </text:span></text:p>
      <text:p text:style-name="P7"/>
      <text:p text:style-name="P3"><text:span text:style-name="T6">J</text:span><text:span text:style-name="T2">'ai donc distribué les tâches de la manière suivante :</text:span></text:p>
      <text:p text:style-name="P8"/>
      <text:p text:style-name="P8">Ulysse : Fournir un IA plus évolu<text:span text:style-name="T14">é</text:span>.</text:p>
      <text:p text:style-name="P8"><text:tab/> <text:s/>Petit correctif sur la méthode des rochers</text:p>
      <text:p text:style-name="P8"><text:tab/> <text:s/>Mode destruction de b<text:span text:style-name="T14">â</text:span>teau</text:p>
      <text:p text:style-name="P8"/>
      <text:p text:style-name="P8">Axel : Correction sur les affichages</text:p>
      <text:p text:style-name="P8"><text:tab/>Aider Ulysse pour son IA</text:p>
      <text:p text:style-name="P8"><text:tab/>Chat pour communiquer <text:span text:style-name="T14">avec </text:span>un adversaire</text:p>
      <text:p text:style-name="P8"><text:tab/>Classe pi<text:span text:style-name="T14">é</text:span>geur</text:p>
      <text:p text:style-name="P8"/>
      <text:p text:style-name="P8"/>
      <text:p text:style-name="P8"><text:soft-page-break/>Benjamin : Aide sur la Javadoc et sur le cahier des test<text:span text:style-name="T15">s</text:span>.</text:p>
      <text:p text:style-name="P8"><text:tab/> <text:s text:c="5"/>UML</text:p>
      <text:p text:style-name="P8"><text:tab/> <text:s text:c="5"/>Classe canon</text:p>
      <text:p text:style-name="P8"/>
      <text:p text:style-name="P8">Moi : <text:s text:c="2"/>Correction des erreurs du code, amélior<text:span text:style-name="T15">ation</text:span> la visibilité du code</text:p>
      <text:p text:style-name="P8"><text:tab/>Classe objets pour mettre sous rocher</text:p>
      <text:p text:style-name="P8"><text:tab/>Javadocs et les documents écrits.</text:p>
      <text:p text:style-name="P8"/>
      <text:p text:style-name="P15"><text:span text:style-name="T2">Après une discussion avec notre tutrice de projet, </text:span><text:span text:style-name="T7">nous avons décid</text:span><text:span text:style-name="T12">é</text:span><text:span text:style-name="T7"> de restreindre les améliorations </text:span><text:span text:style-name="T8">au</text:span><text:span text:style-name="T7"> profit </text:span><text:span text:style-name="T8">d'un code plus clair </text:span><text:span text:style-name="T12">ainsi qu'</text:span><text:span text:style-name="T8">un IA plus compétent. J'ai donc redistribu</text:span><text:span text:style-name="T12">é</text:span><text:span text:style-name="T8"> les tâche</text:span><text:span text:style-name="T12">s</text:span><text:span text:style-name="T8"> </text:span><text:span text:style-name="T12">à</text:span><text:span text:style-name="T8"> finir . </text:span><text:span text:style-name="T12">Voi</text:span><text:span text:style-name="T8">c</text:span><text:span text:style-name="T12">i ce que notre groupe a obtenu </text:span><text:span text:style-name="T8">:</text:span></text:p>
      <text:p text:style-name="P8"><text:tab/></text:p>
      <text:p text:style-name="P5"/>
      <text:p text:style-name="P9">Ulysse : Fournir un IA plus évolu<text:span text:style-name="T15">é</text:span>.</text:p>
      <text:p text:style-name="P9"><text:tab/> <text:s/>Petit correctif sur la méthode des rochers</text:p>
      <text:p text:style-name="P9"/>
      <text:p text:style-name="P9">Axel : Correction sur les affichages</text:p>
      <text:p text:style-name="P9"><text:tab/>Aider Ulysse pour son IA</text:p>
      <text:p text:style-name="P4"><text:span text:style-name="T2"><text:tab/>Classe piégeur </text:span><text:span text:style-name="T8">(elle était faite avant de parler </text:span><text:span text:style-name="T12">à</text:span><text:span text:style-name="T8"> notre tutrice)</text:span></text:p>
      <text:p text:style-name="P6"/>
      <text:p text:style-name="P9">Benjamin :Aide sur la Javadoc et sur le cahier des test<text:span text:style-name="T15">s</text:span>.</text:p>
      <text:p text:style-name="P9"><text:tab/> <text:s text:c="5"/>UML</text:p>
      <text:p text:style-name="P9"/>
      <text:p text:style-name="P9">Moi : <text:s text:c="2"/>Correction des erreurs du code, amélior<text:span text:style-name="T15">ation</text:span> la visibilité du code</text:p>
      <text:p text:style-name="P6"><text:tab/>Javadocs et les documents écrits.</text:p>
      <text:p text:style-name="P6"/>
      <text:p text:style-name="P16"><text:span text:style-name="T5">T</text:span><text:span text:style-name="T2">out au long du projet, un groupe facebook a été imposé dès le départ, ainsi qu'un github. Malheureusement ayant eu des problèmes avec github, nous avons décid</text:span><text:span text:style-name="T12">é</text:span><text:span text:style-name="T2"> de nous réorient</text:span><text:span text:style-name="T12">er </text:span><text:span text:style-name="T2">sur un Gdrive. Durant </text:span><text:span text:style-name="T12">tout le </text:span><text:span text:style-name="T2">projet, nous avions aussi un serveur Discord que nous avons cré</text:span><text:span text:style-name="T12">é</text:span><text:span text:style-name="T2"> afin de nous rejoindre en séance de réunion ou bien en séance de code.</text:span></text:p>
      <text:p text:style-name="P10"/>
      <text:p text:style-name="P10">Aujourd'hui, nous rendons un projet dont toute <text:span text:style-name="T15">notre</text:span> équipe est fi<text:span text:style-name="T15">ère</text:span> de vous présenter. </text:p>
      <text:p text:style-name="P16"><text:span text:style-name="T2">Je pense que notre seul regret est de ne pas avoir plus de temps pour rajouter des améliorations afin de différencier notre projet des autres. En effet, nous avions plusieurs idées plutôt agréable</text:span><text:span text:style-name="T12">s</text:span><text:span text:style-name="T2"> </text:span><text:span text:style-name="T12">à</text:span><text:span text:style-name="T2"> rajouter. </text:span><text:span text:style-name="T9">Ce projet nous a appris </text:span><text:span text:style-name="T12">à</text:span><text:span text:style-name="T9"> coordon</text:span><text:span text:style-name="T12">ner </text:span><text:span text:style-name="T9">nos actions, améliorer notre connaissance sur certaines méthodes </text:span><text:span text:style-name="T12">et </text:span><text:span text:style-name="T9">enfin de penser sur un gros projet et pas seulement un TP de 4 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4:35:52.561000000</meta:creation-date>
    <dc:date>2016-05-08T19:21:48.913000000</dc:date>
    <meta:editing-duration>PT1H14M58S</meta:editing-duration>
    <meta:editing-cycles>12</meta:editing-cycles>
    <meta:generator>LibreOffice/5.0.5.2$Windows_x86 LibreOffice_project/55b006a02d247b5f7215fc6ea0fde844b30035b3</meta:generator>
    <meta:document-statistic meta:table-count="0" meta:image-count="0" meta:object-count="0" meta:page-count="2" meta:paragraph-count="34" meta:word-count="826" meta:character-count="4931" meta:non-whitespace-character-count="4091"/>
  </office:meta>
</office:document-meta>
</file>